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ac990" officeooo:paragraph-rsid="001ac990"/>
    </style:style>
    <style:style style:name="P2" style:family="paragraph" style:parent-style-name="Standard">
      <style:text-properties officeooo:rsid="001bcb6a" officeooo:paragraph-rsid="001bcb6a"/>
    </style:style>
    <style:style style:name="P3" style:family="paragraph" style:parent-style-name="Standard">
      <style:text-properties officeooo:rsid="001bcb6a" officeooo:paragraph-rsid="001bcb6a"/>
    </style:style>
    <style:style style:name="P4" style:family="paragraph" style:parent-style-name="Standard">
      <style:text-properties officeooo:rsid="001ebcd8" officeooo:paragraph-rsid="001ebc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review for 464</text:p>
      <text:p text:style-name="P1">Can bring a cheat sheet, yay. Not comprehensive: but, look for Local vs. remote Call, proxy</text:p>
      <text:p text:style-name="P1">logical Time,</text:p>
      <text:p text:style-name="P1">Vector Timestamp</text:p>
      <text:p text:style-name="P1">Latticies</text:p>
      <text:p text:style-name="P1"/>
      <text:p text:style-name="P1">Main Categories</text:p>
      <text:p text:style-name="P1">Grid Stat</text:p>
      <text:p text:style-name="P1">RTI Use Cases Study Slide #18. Middleware heterogeneity</text:p>
      <text:p text:style-name="P1">Ch15: Coordination and Agreement</text:p>
      <text:p text:style-name="P1">ch4: Interprocess coms</text:p>
      <text:p text:style-name="P1">ch5: remote invocation PARTIAL</text:p>
      <text:p text:style-name="P1">ch6 indirect coms</text:p>
      <text:p text:style-name="P1">ch10: Peer to Peer</text:p>
      <text:p text:style-name="P1">Cloud, Edge, Fog computing</text:p>
      <text:p text:style-name="P1"/>
      <text:p text:style-name="P1">PA- Basic Lessions from pub-sub</text:p>
      <text:p text:style-name="P1"/>
      <text:p text:style-name="P1"/>
      <text:p text:style-name="P1">Grid Stat:</text:p>
      <text:p text:style-name="P1">- How why is it different from RTI publish sub?</text:p>
      <text:p text:style-name="P1"><text:tab/>Its router based, rti dds is all peer to peer, GS is router based. To engorce things tightly, you want internetwork logic</text:p>
      <text:p text:style-name="P1">- Why dif from traditional reliable tcp streaming, or multicast</text:p>
      <text:p text:style-name="P1"><text:tab/>Look for “post error correcion”</text:p>
      <text:p text:style-name="P1"/>
      <text:p text:style-name="P1">it is middle ware, so how migt you integrate with legacy communications? → might be a slide on this</text:p>
      <text:p text:style-name="P1"/>
      <text:p text:style-name="P1">CH 4:</text:p>
      <text:p text:style-name="P1"><text:tab/>Not the java API</text:p>
      <text:p text:style-name="P1"/>
      <text:p text:style-name="P1">Ch5</text:p>
      <text:p text:style-name="P1">Request-reply protocalls</text:p>
      <text:p text:style-name="P1">remote procedue call</text:p>
      <text:p text:style-name="P1">Call Semantics (VERY IMPORTANT TABLE)</text:p>
      <text:p text:style-name="P1">remote method invocation(RMI)</text:p>
      <text:p text:style-name="P1"><text:tab/>make remote look like local object, rmi is generic, java rmi is specific instance<text:tab/></text:p>
      <text:p text:style-name="P1"><text:tab/>what is a lease and why is it use, what is it used instead of?→ garbage collection</text:p>
      <text:p text:style-name="P1"><text:tab/>Not covering Java RMI</text:p>
      <text:p text:style-name="P1"/>
      <text:p text:style-name="P2">Ch6: </text:p>
      <text:p text:style-name="P2">-time and space uncoupling → why useful? THERES A TABLE&lt; WRITE THAT SHIT DOWN</text:p>
      <text:p text:style-name="P2">Group communication, why, what abstraction does it provide, open vs close groups</text:p>
      <text:p text:style-name="P2"><text:tab/>Not Jgroups!</text:p>
      <text:p text:style-name="P2">Publish-Subscribe Systems → whats its purpose, niche? What flavors,implementation choices and tradeoffs? Rendevous? </text:p>
      <text:p text:style-name="P2"/>
      <text:p text:style-name="P2">Message Queues, main ideas, purpose, contrasted with pubsub and group comm, ibm</text:p>
      <text:p text:style-name="P2"><text:tab/>NOT JMS</text:p>
      <text:p text:style-name="P2"><text:soft-page-break/>Distributed shared memory: Basic ideas, contrast w/above</text:p>
      <text:p text:style-name="P2"/>
      <text:p text:style-name="P2">Ch10:</text:p>
      <text:p text:style-name="P2">peer to peer: why o they exist, alternatives, napster → why? Legal implementations</text:p>
      <text:p text:style-name="P2">peer to peer middleware? (3g P2P)</text:p>
      <text:p text:style-name="P2">routing overlays → what is it, gridstat is kinda that</text:p>
      <text:p text:style-name="P2">compare contrast textbook routing overlaywith gridstat</text:p>
      <text:p text:style-name="P2">Will be a question on the routing table that we walked through monday am circle which row and which column you would use to find the next hop. ROUTING TABLE</text:p>
      <text:p text:style-name="P2">Pastry → placements integrated</text:p>
      <text:p text:style-name="P2">Tapestry → placements separate</text:p>
      <text:p text:style-name="P2">Runtime issues → failure handling, load balancing, </text:p>
      <text:p text:style-name="P2">unstructures p2p </text:p>
      <text:p text:style-name="P2">basics of Squirrel and OceanStore → know why they structured what they did and why</text:p>
      <text:p text:style-name="P2"/>
      <text:p text:style-name="P2">Ch15:</text:p>
      <text:p text:style-name="P2">basics : failure detectors → sync vs async → easier if system is sync than async, because if you assume sync, you can have round-based coms, you know the timeouts, if the timeout happens then you know there is a fialue&gt; </text:p>
      <text:p text:style-name="P2">distributed mutual exclusion → algs, election</text:p>
      <text:p text:style-name="P2">Group com → coord, agreement</text:p>
      <text:p text:style-name="P2">Byzantine General Problem - &gt; Byzantine Agreement</text:p>
      <text:p text:style-name="P2"/>
      <text:p text:style-name="P2"/>
      <text:p text:style-name="P4">ch watever</text:p>
      <text:p text:style-name="P4">elastic computing,</text:p>
      <text:p text:style-name="P4">how is this different from everything else we have seen so far, what makes it different?</text:p>
      <text:p text:style-name="P4">Fog connects the Cloud to the Ed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18:02.535472003</meta:creation-date>
    <dc:date>2019-04-24T17:08:57.053041189</dc:date>
    <meta:editing-duration>PT4M6S</meta:editing-duration>
    <meta:editing-cycles>2</meta:editing-cycles>
    <meta:generator>LibreOffice/6.2.2.2$Linux_X86_64 LibreOffice_project/20$Build-2</meta:generator>
    <meta:document-statistic meta:table-count="0" meta:image-count="0" meta:object-count="0" meta:page-count="2" meta:paragraph-count="59" meta:word-count="435" meta:character-count="2624" meta:non-whitespace-character-count="2234"/>
  </office:meta>
</office:document-meta>
</file>